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master-page-name="">
      <loext:graphic-properties draw:fill="none"/>
      <style:paragraph-properties fo:margin-left="0.25in" fo:margin-right="0in" fo:margin-top="0in" fo:margin-bottom="0in" style:contextual-spacing="false" fo:text-indent="0in" style:auto-text-indent="false" style:page-number="auto" fo:background-color="transparent"/>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Preformatted_20_Text" style:master-page-name="">
      <loext:graphic-properties draw:fill="none"/>
      <style:paragraph-properties fo:margin-left="0in" fo:margin-right="0in" fo:margin-top="0in" fo:margin-bottom="0in" style:contextual-spacing="false" fo:text-indent="0.25in" style:auto-text-indent="false" style:page-number="auto" fo:background-color="transparent"/>
      <style:text-properties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Preformatted_20_Text">
      <style:text-properties officeooo:paragraph-rsid="0003793d"/>
    </style:style>
    <style:style style:name="P4"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text-properties officeooo:paragraph-rsid="0003793d"/>
    </style:style>
    <style:style style:name="P5" style:family="paragraph" style:parent-style-name="Preformatted_20_Text">
      <loext:graphic-properties draw:fill="none"/>
      <style:paragraph-properties fo:margin-left="0in" fo:margin-right="0in" fo:margin-top="0in" fo:margin-bottom="0in" style:contextual-spacing="false" fo:text-indent="0.25in" style:auto-text-indent="false" fo:background-color="transparent"/>
      <style:text-properties officeooo:paragraph-rsid="0003793d"/>
    </style:style>
    <style:style style:name="P6" style:family="paragraph" style:parent-style-name="Preformatted_20_Text">
      <loext:graphic-properties draw:fill="none"/>
      <style:paragraph-properties fo:margin-left="0in" fo:margin-right="0in" fo:margin-top="0in" fo:margin-bottom="0in" style:contextual-spacing="false" fo:text-indent="0.25in" style:auto-text-indent="false" fo:background-color="transparent"/>
      <style:text-properties fo:font-size="11pt" style:font-size-asian="9.60000038146973pt" style:font-size-complex="11pt"/>
    </style:style>
    <style:style style:name="P7" style:family="paragraph" style:parent-style-name="Preformatted_20_Text">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Preformatted_20_Text">
      <style:text-properties officeooo:paragraph-rsid="00059eff"/>
    </style:style>
    <style:style style:name="P9" style:family="paragraph" style:parent-style-name="Preformatted_20_Text">
      <loext:graphic-properties draw:fill="none"/>
      <style:paragraph-properties fo:margin-left="0.25in" fo:margin-right="0in" fo:margin-top="0in" fo:margin-bottom="0in" style:contextual-spacing="false" fo:text-indent="0in" style:auto-text-indent="false" fo:background-color="transparent"/>
    </style:style>
    <style:style style:name="P10" style:family="paragraph" style:parent-style-name="Preformatted_20_Text">
      <loext:graphic-properties draw:fill="none"/>
      <style:paragraph-properties fo:margin-left="0in" fo:margin-right="0in" fo:margin-top="0in" fo:margin-bottom="0in" style:contextual-spacing="false" fo:text-indent="0.25in" style:auto-text-indent="false" fo:background-color="transparent"/>
    </style:style>
    <style:style style:name="P11" style:family="paragraph" style:parent-style-name="Preformatted_20_Text" style:master-page-name="">
      <loext:graphic-properties draw:fill="none"/>
      <style:paragraph-properties fo:margin-left="0in" fo:margin-right="0in" fo:margin-top="0in" fo:margin-bottom="0in" style:contextual-spacing="false" fo:text-indent="0.25in" style:auto-text-indent="false" style:page-number="auto" fo:background-color="transparent"/>
      <style:text-properties fo:font-style="italic" style:font-style-asian="italic" style:font-style-complex="italic"/>
    </style:style>
    <style:style style:name="P12" style:family="paragraph" style:parent-style-name="Preformatted_20_Text">
      <loext:graphic-properties draw:fill="none"/>
      <style:paragraph-properties fo:margin-left="0in" fo:margin-right="0in" fo:margin-top="0in" fo:margin-bottom="0in" style:contextual-spacing="false" fo:text-indent="0.25in" style:auto-text-indent="false" fo:background-color="transparent"/>
      <style:text-properties fo:font-style="italic" style:font-style-asian="italic" style:font-style-complex="italic"/>
    </style:style>
    <style:style style:name="P13" style:family="paragraph" style:parent-style-name="Preformatted_20_Text">
      <style:text-properties officeooo:paragraph-rsid="00081473"/>
    </style:style>
    <style:style style:name="P14" style:family="paragraph" style:parent-style-name="Preformatted_20_Text">
      <style:text-properties officeooo:paragraph-rsid="0015ed41"/>
    </style:style>
    <style:style style:name="P15" style:family="paragraph" style:parent-style-name="Preformatted_20_Text">
      <style:text-properties officeooo:paragraph-rsid="00202384"/>
    </style:style>
    <style:style style:name="P16" style:family="paragraph" style:parent-style-name="Standard">
      <style:paragraph-properties fo:text-align="start" style:justify-single-word="false"/>
      <style:text-properties officeooo:paragraph-rsid="0003793d"/>
    </style:style>
    <style:style style:name="T1" style:family="text">
      <style:text-properties fo:font-weight="bold" style:font-weight-asian="bold" style:font-weight-complex="bold"/>
    </style:style>
    <style:style style:name="T2" style:family="text">
      <style:text-properties fo:font-weight="bold" officeooo:rsid="0003793d" style:font-weight-asian="bold" style:font-weight-complex="bold"/>
    </style:style>
    <style:style style:name="T3" style:family="text">
      <style:text-properties fo:font-weight="bold" officeooo:rsid="00059eff" style:font-weight-asian="bold" style:font-weight-complex="bold"/>
    </style:style>
    <style:style style:name="T4" style:family="text">
      <style:text-properties fo:font-weight="bold" officeooo:rsid="000da064" style:font-weight-asian="bold" style:font-weight-complex="bold"/>
    </style:style>
    <style:style style:name="T5" style:family="text">
      <style:text-properties fo:font-weight="bold" officeooo:rsid="000f7b57" style:font-weight-asian="bold" style:font-weight-complex="bold"/>
    </style:style>
    <style:style style:name="T6" style:family="text">
      <style:text-properties fo:font-weight="bold" officeooo:rsid="001abc5b" style:font-weight-asian="bold" style:font-weight-complex="bold"/>
    </style:style>
    <style:style style:name="T7" style:family="text">
      <style:text-properties fo:font-size="6pt" style:font-size-asian="6pt" style:font-size-complex="6pt"/>
    </style:style>
    <style:style style:name="T8" style:family="text">
      <style:text-properties fo:font-size="6pt" officeooo:rsid="00059eff" style:font-size-asian="6pt" style:font-size-complex="6pt"/>
    </style:style>
    <style:style style:name="T9" style:family="text">
      <style:text-properties officeooo:rsid="0003793d"/>
    </style:style>
    <style:style style:name="T10" style:family="text">
      <style:text-properties officeooo:rsid="00059eff"/>
    </style:style>
    <style:style style:name="T11" style:family="text">
      <style:text-properties style:text-underline-style="solid" style:text-underline-width="auto" style:text-underline-color="font-color" officeooo:rsid="00059eff"/>
    </style:style>
    <style:style style:name="T12" style:family="text">
      <style:text-properties style:text-underline-style="solid" style:text-underline-width="auto" style:text-underline-color="font-color" officeooo:rsid="0012b395"/>
    </style:style>
    <style:style style:name="T13" style:family="text">
      <style:text-properties style:text-underline-style="solid" style:text-underline-width="auto" style:text-underline-color="font-color" officeooo:rsid="0015ed41"/>
    </style:style>
    <style:style style:name="T14" style:family="text">
      <style:text-properties officeooo:rsid="0005d340"/>
    </style:style>
    <style:style style:name="T15" style:family="text">
      <style:text-properties officeooo:rsid="000a1fd7"/>
    </style:style>
    <style:style style:name="T16" style:family="text">
      <style:text-properties officeooo:rsid="000ceac7"/>
    </style:style>
    <style:style style:name="T17" style:family="text">
      <style:text-properties officeooo:rsid="000da064"/>
    </style:style>
    <style:style style:name="T18" style:family="text">
      <style:text-properties officeooo:rsid="000f7b57"/>
    </style:style>
    <style:style style:name="T19" style:family="text">
      <style:text-properties officeooo:rsid="0011380b"/>
    </style:style>
    <style:style style:name="T20" style:family="text">
      <style:text-properties officeooo:rsid="0012b395"/>
    </style:style>
    <style:style style:name="T21" style:family="text">
      <style:text-properties officeooo:rsid="0015ed41"/>
    </style:style>
    <style:style style:name="T22" style:family="text">
      <style:text-properties officeooo:rsid="0018b189"/>
    </style:style>
    <style:style style:name="T23" style:family="text">
      <style:text-properties officeooo:rsid="001abc5b"/>
    </style:style>
    <style:style style:name="T24" style:family="text">
      <style:text-properties officeooo:rsid="001ef29a"/>
    </style:style>
    <style:style style:name="T25" style:family="text">
      <style:text-properties officeooo:rsid="002023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mplate for sending a short OTP-encrypted message</text:p>
      <text:p text:style-name="Preformatted_20_Text"/>
      <text:p text:style-name="Preformatted_20_Text"><text:span text:style-name="T1">Step 1:</text:span> Come up with a unique identifier (number or letter/number combo) and write it in the two "Pad ID" blanks below. </text:p>
      <text:p text:style-name="Preformatted_20_Text"/>
      <text:p text:style-name="P14"><text:span text:style-name="T1">Step 2:</text:span> Roll two 6-sided dice, read the digits left to <text:span text:style-name="T16">right</text:span>, and write them in the first blank of <text:span text:style-name="T24">the</text:span> "Secret Key" line <text:span text:style-name="T18">in the</text:span><text:span text:style-name="T17"> </text:span><text:span text:style-name="T5">se</text:span><text:span text:style-name="T4">nd</text:span><text:span text:style-name="T17"> </text:span><text:span text:style-name="T18">form </text:span>below<text:span text:style-name="T20">.</text:span> Keep rolling the dice and fill in two digits <text:span text:style-name="T19">for</text:span> each of the remaining blanks. <text:span text:style-name="T21">Example:</text:span><text:span text:style-name="T20"> </text:span><text:span text:style-name="T12">31</text:span><text:span text:style-name="T20"> </text:span><text:span text:style-name="T12">43</text:span><text:span text:style-name="T20"> </text:span><text:span text:style-name="T12">26</text:span><text:span text:style-name="T20"> </text:span><text:span text:style-name="T13">44</text:span><text:span text:style-name="T21"> </text:span><text:span text:style-name="T20">...</text:span></text:p>
      <text:p text:style-name="Preformatted_20_Text"/>
      <text:p text:style-name="P13"><text:span text:style-name="T1">Step 3:</text:span> Copy your secret key to the <text:span text:style-name="T5">re</text:span><text:span text:style-name="T1">ceive</text:span> form.</text:p>
      <text:p text:style-name="Preformatted_20_Text"/>
      <text:p text:style-name="P3"><text:span text:style-name="T1">Step 4:</text:span> Cut/tear your sheet along the line marked (✂️<text:span text:style-name="T7"> </text:span>3) below. Give the <text:span text:style-name="T6">receive</text:span> form to your intended recipient.</text:p>
      <text:p text:style-name="Preformatted_20_Text"/>
      <text:p text:style-name="P3"><text:span text:style-name="T1">Step </text:span><text:span text:style-name="T2">5</text:span><text:span text:style-name="T1">:</text:span> <text:span text:style-name="T9">Wait.</text:span></text:p>
      <text:p text:style-name="P3"/>
      <text:p text:style-name="P8"><text:span text:style-name="T1">Step </text:span><text:span text:style-name="T2">6</text:span><text:span text:style-name="T1">:</text:span> <text:span text:style-name="T9">When you'</text:span><text:span text:style-name="T10">re ready</text:span><text:span text:style-name="T9"> to </text:span><text:span text:style-name="T2">send</text:span><text:span text:style-name="T9"> a message, write it in the "Cleartext" line one character at a time (letters and digits only, 0 for spaces). Use the secret key </text:span><text:span text:style-name="T10">and an </text:span><text:span text:style-name="T11">encoder sheet</text:span><text:span text:style-name="T10"> to generate the ciphertext, then cut/tear along the line marked (✂️</text:span><text:span text:style-name="T8"> </text:span><text:span text:style-name="T9">4</text:span><text:span text:style-name="T10">). Burn the secret key and cleartext. Now you can send the ciphertext however you want (mail, pigeon, dead drop, group chat, etc.) and no one but the intended recipient will be able to read it.</text:span></text:p>
      <text:p text:style-name="P8"/>
      <text:p text:style-name="P15"><text:span text:style-name="T1">Step </text:span><text:span text:style-name="T3">7</text:span><text:span text:style-name="T1">:</text:span> <text:span text:style-name="T10">When you </text:span><text:span text:style-name="T3">receive</text:span><text:span text:style-name="T10"> an encrypted message, copy </text:span><text:span text:style-name="T24">it </text:span><text:span text:style-name="T10">into the </text:span><text:span text:style-name="T9">"</text:span><text:span text:style-name="T10">Ciphertext</text:span><text:span text:style-name="T9">"</text:span><text:span text:style-name="T10"> line, </text:span><text:span text:style-name="T24">then u</text:span><text:span text:style-name="T10">se the secret key and a </text:span><text:span text:style-name="T11">decoder sheet</text:span><text:span text:style-name="T10"> to </text:span><text:span text:style-name="T25">fill in the </text:span><text:span text:style-name="T9">"</text:span><text:span text:style-name="T10">C</text:span><text:span text:style-name="T25">lea</text:span><text:span text:style-name="T10">rtext</text:span><text:span text:style-name="T9">"</text:span><text:span text:style-name="T25"> line</text:span><text:span text:style-name="T14">. Burn </text:span><text:span text:style-name="T15">everything</text:span><text:span text:style-name="T14"> when you're done.</text:span></text:p>
      <text:p text:style-name="P3"/>
      <text:p text:style-name="P16">________________________________________________________<text:span text:style-name="T9">____________</text:span>_________<text:span text:style-name="T14">_______</text:span>______</text:p>
      <text:p text:style-name="P3"/>
      <text:p text:style-name="P1">Send</text:p>
      <text:p text:style-name="P9"/>
      <text:p text:style-name="P4">Secret Key <text:s text:c="6"/>__ __ __ __ __ __ __ __ __ __ __ __ __ __ __ __ __ __ __ __</text:p>
      <text:p text:style-name="P9"/>
      <text:p text:style-name="P9"/>
      <text:p text:style-name="P4">Cleartext <text:s text:c="7"/>__ __ __ __ __ __ __ __ __ __ __ __ __ __ __ __ __ __ __ __</text:p>
      <text:p text:style-name="Preformatted_20_Text"/>
      <text:p text:style-name="Preformatted_20_Text"/>
      <text:p text:style-name="P3">(✂️<text:span text:style-name="T7"> </text:span><text:span text:style-name="T9">4</text:span>) ___________________________________________________________<text:span text:style-name="T9">_____</text:span>_______<text:span text:style-name="T14">________</text:span>_____</text:p>
      <text:p text:style-name="Preformatted_20_Text"/>
      <text:p text:style-name="Preformatted_20_Text"/>
      <text:p text:style-name="P11">Pad ID <text:s/>_____</text:p>
      <text:p text:style-name="P6"/>
      <text:p text:style-name="P10">Ciphertext <text:s text:c="6"/>__ __ __ __ __ __ __ __ __ __ __ __ __ __ __ __ __ __ __ __</text:p>
      <text:p text:style-name="Preformatted_20_Text"/>
      <text:p text:style-name="Preformatted_20_Text"/>
      <text:p text:style-name="Preformatted_20_Text"/>
      <text:p text:style-name="P3">(✂️<text:span text:style-name="T7"> </text:span>3) __________________________________________________________________<text:span text:style-name="T9">_____</text:span>___<text:span text:style-name="T14">________</text:span>__</text:p>
      <text:p text:style-name="Preformatted_20_Text"/>
      <text:p text:style-name="Preformatted_20_Text"/>
      <text:p text:style-name="P2">Receive</text:p>
      <text:p text:style-name="P10"/>
      <text:p text:style-name="P12">Pad ID <text:s/>_____</text:p>
      <text:p text:style-name="P6"/>
      <text:p text:style-name="P5">Secret Key <text:s text:c="6"/>__ __ __ __ __ __ __ __ __ __ __ __ __ __ __ __ __ __ __ __</text:p>
      <text:p text:style-name="P10"/>
      <text:p text:style-name="P10"/>
      <text:p text:style-name="P5">Ciphertext <text:s text:c="6"/>__ __ __ __ __ __ __ __ __ __ __ __ __ __ __ __ __ __ __ __</text:p>
      <text:p text:style-name="P10"/>
      <text:p text:style-name="P10"/>
      <text:p text:style-name="P5">Cleartext <text:s text:c="7"/>__ __ __ __ __ __ __ __ __ __ __ __ __ __ __ __ __ __ __ __</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598in" fo:margin-bottom="0.4598in" fo:margin-left="0.4598in" fo:margin-right="0.45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print-date>2025-10-03T14:45:59.944584566</meta:print-date>
    <dc:date>2025-10-03T14:52:17.636046080</dc:date>
    <meta:editing-duration>P6DT21H24M47S</meta:editing-duration>
    <meta:editing-cycles>23</meta:editing-cycles>
    <meta:generator>LibreOffice/24.2.1.2$MacOSX_X86_64 LibreOffice_project/db4def46b0453cc22e2d0305797cf981b68ef5ac</meta:generator>
    <meta:printed-by>PDF files</meta:printed-by>
    <meta:document-statistic meta:table-count="0" meta:image-count="0" meta:object-count="0" meta:page-count="1" meta:paragraph-count="21" meta:word-count="371" meta:character-count="1992" meta:non-whitespace-character-count="1601"/>
  </office:meta>
</office:document-meta>
</file>